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10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US" fo:font-weight="bold" style:font-weight-asian="bold" style:font-weight-complex="bold"/>
    </style:style>
    <style:style style:name="P9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Окно авторизаци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36892">
            <text:p text:style-name="P2">1.1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4"><text:span text:style-name="T1">Authorization: Valid</text:span> <text:span text:style-name="T1">login</text:span> + <text:span text:style-name="T1">valid</text:span> <text:span text:style-name="T1">password</text:span></text:p>
          </table:table-cell>
        </table:table-row>
        <table:table-row>
          <table:table-cell table:style-name="Таблица2.A2" office:value-type="string">
            <text:p text:style-name="P1"><text:span text:style-name="T2">Given</text:span> </text:p>
          </table:table-cell>
          <table:table-cell table:style-name="Таблица2.B2" office:value-type="string">
            <text:p text:style-name="P3">Я на странице авторизации пользователя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Ввожу корректный логин </text:p>
            <text:p text:style-name="P3">Ввожу корректный пароль </text:p>
            <text:p text:style-name="P3">И нажимаю кнопку <text:span text:style-name="T1">«Apply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Пользователь авторизован</text:p>
          </table:table-cell>
        </table:table-row>
      </table:table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1.2">
            <text:p text:style-name="P2">1.2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4"><text:span text:style-name="T1">Valid</text:span> <text:span text:style-name="T1">e-mail</text:span> + <text:span text:style-name="T1">valid</text:span> <text:span text:style-name="T1">password</text:span></text:p>
          </table:table-cell>
        </table:table-row>
        <table:table-row>
          <table:table-cell table:style-name="Таблица1.A2" office:value-type="string">
            <text:p text:style-name="P1"><text:span text:style-name="T2">Given</text:span> </text:p>
          </table:table-cell>
          <table:table-cell table:style-name="Таблица1.B2" office:value-type="string">
            <text:p text:style-name="P3">Я на странице авторизации пользователя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Ввожу корректный <text:span text:style-name="T1">e-mail</text:span> </text:p>
            <text:p text:style-name="P3">Ввожу корректный пароль </text:p>
            <text:p text:style-name="P3">И нажимаю кнопку <text:span text:style-name="T1">«Apply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Пользователь авторизован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1.3">
            <text:p text:style-name="P2">1.3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Non-valid login/e-mail + valid password</text:p>
          </table:table-cell>
        </table:table-row>
        <table:table-row>
          <table:table-cell table:style-name="Таблица3.A2" office:value-type="string">
            <text:p text:style-name="P1"><text:span text:style-name="T2">Given</text:span> </text:p>
          </table:table-cell>
          <table:table-cell table:style-name="Таблица3.B2" office:value-type="string">
            <text:p text:style-name="P3">Я на странице авторизации пользователя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Ввожу некорректный логин <text:span text:style-name="T1">(e-mail)</text:span></text:p>
            <text:p text:style-name="P3">Ввожу корректный пароль </text:p>
            <text:p text:style-name="P3">И нажимаю кнопку <text:span text:style-name="T1">«Apply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3">Система проверяет корректность <text:span text:style-name="T1">e-mail</text:span></text:p>
            <text:p text:style-name="P3">Выводится сообщение «<text:span text:style-name="T1">Wrong password or login/e-mail</text:span>»</text:p>
            <text:p text:style-name="P3">Поля <text:span text:style-name="T1">«Login or e-mail» </text:span>и «<text:span text:style-name="T1">Password</text:span>» подсвечиваются красным цветом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1.4">
            <text:p text:style-name="P2">1.4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Valid login + non-valid password</text:p>
          </table:table-cell>
        </table:table-row>
        <table:table-row>
          <table:table-cell table:style-name="Таблица6.A2" office:value-type="string">
            <text:p text:style-name="P1"><text:span text:style-name="T2">Given</text:span> </text:p>
          </table:table-cell>
          <table:table-cell table:style-name="Таблица6.B2" office:value-type="string">
            <text:p text:style-name="P3">Я на странице авторизации пользователя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3">Ввожу корректный <text:span text:style-name="T1">e-mail</text:span> </text:p>
            <text:p text:style-name="P3">Ввожу некорректный пароль </text:p>
            <text:p text:style-name="P3">И нажимаю кнопку <text:span text:style-name="T1">«Apply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3">Система проверяет корректность <text:span text:style-name="T1">e-mail</text:span></text:p>
            <text:p text:style-name="P3">Система проверяет корректность пароля</text:p>
            <text:p text:style-name="P3">Выводится сообщение «<text:span text:style-name="T1">Wrong password or login/e-mail</text:span>»</text:p>
            <text:p text:style-name="P3">Поля <text:span text:style-name="T1">«Login or e-mail» </text:span>и «<text:span text:style-name="T1">Password</text:span>» подсвечиваются красным цветом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string">
            <text:p text:style-name="P2">1.<text:span text:style-name="T3">5</text:span>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Valid e-mail + non-valid password</text:p>
          </table:table-cell>
        </table:table-row>
        <table:table-row>
          <table:table-cell table:style-name="Таблица7.A2" office:value-type="string">
            <text:p text:style-name="P1"><text:span text:style-name="T2">Given</text:span> </text:p>
          </table:table-cell>
          <table:table-cell table:style-name="Таблица7.B2" office:value-type="string">
            <text:p text:style-name="P3">Я на странице авторизации пользователя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3">Ввожу корректный <text:span text:style-name="T1">e-mail</text:span> </text:p>
            <text:p text:style-name="P3"><text:soft-page-break/>Ввожу некорректный пароль </text:p>
            <text:p text:style-name="P3">И нажимаю кнопку <text:span text:style-name="T1">«Apply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3">Система проверяет корректность <text:span text:style-name="T1">e-mail</text:span></text:p>
            <text:p text:style-name="P3">Система проверяет корректность пароля</text:p>
            <text:p text:style-name="P3">Выводится сообщение «<text:span text:style-name="T1">Wrong password or login/e-mail</text:span>»</text:p>
            <text:p text:style-name="P3">Поля <text:span text:style-name="T1">«Login or e-mail» </text:span>и «<text:span text:style-name="T1">Password</text:span>» подсвечиваются красным цветом</text:p>
          </table:table-cell>
        </table:table-row>
      </table:table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1.6">
            <text:p text:style-name="P2">1.6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Empty e-mail/login</text:p>
          </table:table-cell>
        </table:table-row>
        <table:table-row>
          <table:table-cell table:style-name="Таблица4.A2" office:value-type="string">
            <text:p text:style-name="P1"><text:span text:style-name="T2">Given</text:span> </text:p>
          </table:table-cell>
          <table:table-cell table:style-name="Таблица4.B2" office:value-type="string">
            <text:p text:style-name="P3">Я на странице авторизации пользователя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Ввожу корректный <text:span text:style-name="T1">e-mail</text:span> / логин</text:p>
            <text:p text:style-name="P3">Оставляю поле <text:span text:style-name="T1">«Password» </text:span>пустым</text:p>
            <text:p text:style-name="P3">И нажимаю кнопку <text:span text:style-name="T1">«Apply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Система проверяет корректность <text:span text:style-name="T1">e-mail</text:span></text:p>
            <text:p text:style-name="P3">Система проверяет корректность пароля</text:p>
            <text:p text:style-name="P3">Соответствующие поля подсвечиваются красным цветом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4M45S</meta:editing-duration>
    <meta:editing-cycles>8</meta:editing-cycles>
    <meta:generator>OpenOffice/4.1.2$Win32 OpenOffice.org_project/412m3$Build-9782</meta:generator>
    <dc:date>2016-03-15T15:24:46.10</dc:date>
    <dc:creator>Юлия Сидорук</dc:creator>
    <meta:document-statistic meta:table-count="6" meta:image-count="0" meta:object-count="0" meta:page-count="2" meta:paragraph-count="83" meta:word-count="242" meta:character-count="1792"/>
    <meta:user-defined meta:name="Info 1"/>
    <meta:user-defined meta:name="Info 2"/>
    <meta:user-defined meta:name="Info 3"/>
    <meta:user-defined meta:name="Info 4"/>
  </office:meta>
</office:document-meta>
</file>